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NodeRcml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RcmlFactory.getRcml( SourceNode node ,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NodeRcmlFactory.SourceNodeRcml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